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6A5F56A3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9.577cm" svg:x="1cm" svg:y="1cm">
          <draw:image xlink:href="Pictures/10000000000001F80000016A5F56A3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19:00</dc:date>
    <meta:generator>NeoOffice/3.4.1$Unix OpenOffice.org_project/Patch 15</meta:generator>
    <meta:editing-duration>PT00H09M08S</meta:editing-duration>
    <meta:editing-cycles>16</meta:editing-cycles>
    <meta:document-statistic meta:object-count="1"/>
  </office:meta>
</office:document-meta>
</file>